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fo:font-size="11pt" fo:font-weight="bold" style:font-size-asian="11pt" style:font-weight-asian="bold" style:font-size-complex="11pt" style:font-weight-complex="bold"/>
    </style:style>
    <style:style style:name="P2" style:family="paragraph" style:parent-style-name="Standard">
      <style:text-properties style:font-name="Calibri" fo:font-size="11pt" style:font-size-asian="11pt" style:font-size-complex="11pt"/>
    </style:style>
    <style:style style:name="P3" style:family="paragraph" style:parent-style-name="Standard">
      <style:paragraph-properties fo:margin-top="0cm" fo:margin-bottom="0cm" style:line-height-at-least="0cm"/>
      <style:text-properties style:font-name="Calibri" fo:font-size="11pt" fo:font-weight="bold" style:font-size-asian="11pt" style:font-weight-asian="bold" style:font-size-complex="11pt" style:font-weight-complex="bold"/>
    </style:style>
    <style:style style:name="P4" style:family="paragraph" style:parent-style-name="Standard">
      <style:paragraph-properties fo:margin-top="0cm" fo:margin-bottom="0cm" style:line-height-at-least="0cm"/>
      <style:text-properties style:font-name="Calibri" fo:font-size="11pt" style:font-size-asian="11pt" style:font-size-complex="11pt"/>
    </style:style>
    <style:style style:name="P5" style:family="paragraph" style:parent-style-name="Standard" style:list-style-name="L1">
      <style:paragraph-properties fo:margin-top="0cm" fo:margin-bottom="0cm" style:line-height-at-least="0cm"/>
      <style:text-properties style:font-name="Calibri" fo:font-size="11pt" style:font-size-asian="11pt" style:font-size-complex="11pt"/>
    </style:style>
    <style:style style:name="P6" style:family="paragraph" style:parent-style-name="Standard" style:list-style-name="L2">
      <style:paragraph-properties fo:margin-top="0cm" fo:margin-bottom="0cm" style:line-height-at-least="0cm"/>
      <style:text-properties style:font-name="Calibri" fo:font-size="11pt" style:font-size-asian="11pt" style:font-size-complex="11pt"/>
    </style:style>
    <style:style style:name="P7" style:family="paragraph" style:parent-style-name="Standard" style:list-style-name="L3">
      <style:paragraph-properties fo:margin-top="0cm" fo:margin-bottom="0cm" style:line-height-at-least="0cm"/>
      <style:text-properties style:font-name="Calibri" fo:font-size="11pt" style:font-size-asian="11pt" style:font-size-complex="11pt"/>
    </style:style>
    <style:style style:name="P8" style:family="paragraph" style:parent-style-name="Standard" style:list-style-name="L4">
      <style:paragraph-properties fo:margin-top="0cm" fo:margin-bottom="0cm" style:line-height-at-least="0cm"/>
      <style:text-properties style:font-name="Calibri" fo:font-size="11pt" style:font-size-asian="11pt" style:font-size-complex="11pt"/>
    </style:style>
    <style:style style:name="P9" style:family="paragraph" style:parent-style-name="Standard" style:list-style-name="L5">
      <style:paragraph-properties fo:margin-top="0cm" fo:margin-bottom="0cm" style:line-height-at-least="0cm"/>
      <style:text-properties style:font-name="Calibri" fo:font-size="11pt" style:font-size-asian="11pt" style:font-size-complex="11pt"/>
    </style:style>
    <style:style style:name="P10" style:family="paragraph" style:parent-style-name="Standard" style:list-style-name="L6">
      <style:paragraph-properties fo:margin-top="0cm" fo:margin-bottom="0cm" style:line-height-at-least="0cm"/>
      <style:text-properties style:font-name="Calibri" fo:font-size="11pt" style:font-size-asian="11pt" style:font-size-complex="11pt"/>
    </style:style>
    <style:style style:name="P11" style:family="paragraph" style:parent-style-name="Standard" style:list-style-name="L7">
      <style:paragraph-properties fo:margin-top="0cm" fo:margin-bottom="0cm" style:line-height-at-least="0cm"/>
      <style:text-properties style:font-name="Calibri" fo:font-size="11pt" style:font-size-asian="11pt" style:font-size-complex="11pt"/>
    </style:style>
    <style:style style:name="P12" style:family="paragraph" style:parent-style-name="Standard" style:list-style-name="L8">
      <style:paragraph-properties fo:margin-top="0cm" fo:margin-bottom="0cm" style:line-height-at-least="0cm"/>
      <style:text-properties style:font-name="Calibri" fo:font-size="11pt" style:font-size-asian="11pt" style:font-size-complex="11pt"/>
    </style:style>
    <style:style style:name="P13" style:family="paragraph" style:parent-style-name="Standard">
      <style:paragraph-properties fo:margin-top="0cm" fo:margin-bottom="0.101cm"/>
      <style:text-properties style:font-name="Calibri" fo:font-size="11pt" style:font-size-asian="11pt" style:font-size-complex="11pt"/>
    </style:style>
    <style:style style:name="P14" style:family="paragraph" style:parent-style-name="Standard">
      <style:paragraph-properties fo:margin-top="0cm" fo:margin-bottom="0.101cm" fo:line-height="100%">
        <style:tab-stops/>
      </style:paragraph-properties>
      <style:text-properties style:font-name="Calibri" fo:font-size="11pt" style:font-size-asian="11pt" style:font-size-complex="11pt"/>
    </style:style>
    <style:style style:name="P15" style:family="paragraph" style:parent-style-name="Standard" style:master-page-name="Standard">
      <style:paragraph-properties fo:text-align="center" style:justify-single-word="false" style:page-number="auto"/>
      <style:text-properties style:font-name="Calibri"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1 }</text:p>
      <text:p text:style-name="P3">What is Transpiling in Angular?</text:p>
      <text:p text:style-name="P4">Transpiling is the process of converting the typescript into javascript (using Traceur, a JS compiler).</text:p>
      <text:p text:style-name="P4"/>
      <text:p text:style-name="P3">What is Dependency Injection in Angular 4?</text:p>
      <text:p text:style-name="P4">When a component is dependent on another component the dependency is injected/provided during runtime. </text:p>
      <text:p text:style-name="P4"/>
      <text:p text:style-name="P4"/>
      <text:p text:style-name="P4"><text:span text:style-name="T1">Object.keys =&gt;</text:span> Object.keys creates an array that contains the properties of an object. </text:p>
      <text:p text:style-name="P4">const fruits = {apple: 28,orange: 17, pear: 54}</text:p>
      <text:p text:style-name="P4">const keys = Object.keys(fruits)</text:p>
      <text:p text:style-name="P4"/>
      <text:p text:style-name="P4">console.log(keys) // [apple, orange, pear];</text:p>
      <text:p text:style-name="P4"/>
      <text:p text:style-name="P4"><text:span text:style-name="T1">DOMContentLoaded =&gt; </text:span>the browser fully loaded HTML, and the DOM tree is built, but external resources like pictures &lt;img&gt; and stylesheets may be not yet loaded.</text:p>
      <text:p text:style-name="P4"/>
      <text:p text:style-name="P4"><text:span text:style-name="T1">Object.values =&gt; </text:span>Object.values creates an array that contains the values of every property in an object. Here’s an example:</text:p>
      <text:p text:style-name="P4">const fruits = {apple: 28,orange: 17, pear: 54}</text:p>
      <text:p text:style-name="P4"/>
      <text:p text:style-name="P4">const values = <text:s/>Object.values(fruits)</text:p>
      <text:p text:style-name="P4">console.log(values) // [28, 17, 54]</text:p>
      <text:p text:style-name="P4"/>
      <text:p text:style-name="P4"><text:span text:style-name="T1">Object.entries =&gt; <text:s/></text:span>Object.entries creates an array of arrays. Each inner array has two item. The first item is the property; the second item is the value.</text:p>
      <text:p text:style-name="P4">const fruits = {apple: 28,orange: 17, pear: 54}</text:p>
      <text:p text:style-name="P4">const entries = Object.entries(fruits)</text:p>
      <text:p text:style-name="P4">console.log(entries)[[apple, 28],[orange, 17],[pear, 54]]</text:p>
      <text:p text:style-name="P4"/>
      <text:p text:style-name="P3">What Is A Cookie?</text:p>
      <text:p text:style-name="P4">A cookie is a small piece of data sent from a website and stored on the user's machine by the user's web browsers while the user is browsing.</text:p>
      <text:p text:style-name="P4"/>
      <text:p text:style-name="P4">function Cat(name) { <text:s/></text:p>
      <text:p text:style-name="P4"><text:s text:c="4"/>this.age = 0;</text:p>
      <text:p text:style-name="P4"><text:s text:c="4"/>this.name = name;</text:p>
      <text:p text:style-name="P4">}</text:p>
      <text:p text:style-name="P4">module.exports = { <text:s text:c="5"/>Cat: Cat}</text:p>
      <text:p text:style-name="P4"/>
      <text:p text:style-name="P3">What is a Promise?</text:p>
      <text:p text:style-name="P4">A promise is an object that may produce a single value some time in the future: either a resolved value, or <text:s/>reject.</text:p>
      <text:p text:style-name="P4"/>
      <text:p text:style-name="P3">How Promises Work</text:p>
      <text:p text:style-name="P4">A promise is an object which can be returned synchronously from an asynchronous function. It will be in one of 3 possible states:</text:p>
      <text:p text:style-name="P4"/>
      <text:p text:style-name="P4"/>
      <text:p text:style-name="P4"><text:soft-page-break/>Fulfilled: onFulfilled() will be called resolve().</text:p>
      <text:p text:style-name="P4">Rejected: onRejected() will be called reject().</text:p>
      <text:p text:style-name="P4">Pending: not yet fulfilled or rejected</text:p>
      <text:p text:style-name="P4"/>
      <text:p text:style-name="P4"><text:span text:style-name="T1">async =&gt; </text:span>An async function returns a promise, like in this example:</text:p>
      <text:p text:style-name="P4">const doSomethingAsync = () =&gt; {</text:p>
      <text:p text:style-name="P4"><text:s text:c="2"/>return new Promise(resolve =&gt; {</text:p>
      <text:p text:style-name="P4"><text:s text:c="4"/>setTimeout(() =&gt; resolve('I did something'), 3000)</text:p>
      <text:p text:style-name="P4"><text:s text:c="2"/>})</text:p>
      <text:p text:style-name="P4">}</text:p>
      <text:p text:style-name="P4"/>
      <text:p text:style-name="P4"><text:span text:style-name="T1">How async function works <text:s/>=&gt; <text:s/></text:span>When you want to call this function you prepend await, and the calling code will stop until the promise is resolved or rejected. </text:p>
      <text:p text:style-name="P4">const doSomething = async () =&gt; {</text:p>
      <text:p text:style-name="P4"><text:s text:c="2"/>console.log(await doSomethingAsync())</text:p>
      <text:p text:style-name="P4">}</text:p>
      <text:p text:style-name="P4"/>
      <text:p text:style-name="P3">This is a simple example of async/await used to run a function asynchronously:</text:p>
      <text:p text:style-name="P3"/>
      <text:p text:style-name="P4">const doSomethingAsync = () =&gt; {</text:p>
      <text:p text:style-name="P4"><text:s text:c="2"/>return new Promise(resolve =&gt; {</text:p>
      <text:p text:style-name="P4"><text:s text:c="4"/>setTimeout(() =&gt; resolve('I did something'), 3000)</text:p>
      <text:p text:style-name="P4"><text:s text:c="2"/>})</text:p>
      <text:p text:style-name="P4">}</text:p>
      <text:p text:style-name="P4"/>
      <text:p text:style-name="P4">const doSomething = async () =&gt; {</text:p>
      <text:p text:style-name="P4"><text:s text:c="2"/>console.log(await doSomethingAsync())</text:p>
      <text:p text:style-name="P4">}</text:p>
      <text:p text:style-name="P4"/>
      <text:p text:style-name="P4">console.log('Before')</text:p>
      <text:p text:style-name="P4">doSomething()</text:p>
      <text:p text:style-name="P4">console.log('After');</text:p>
      <text:p text:style-name="P4"/>
      <text:p text:style-name="P4"><text:span text:style-name="T1">reduce() =&gt; </text:span>The JavaScript reduce() method reduce the elements of an array into a single value.</text:p>
      <text:p text:style-name="P4"/>
      <text:p text:style-name="P4"><text:span text:style-name="T1">array mutators =&gt; </text:span>There are several methods that can be used with the array object in JavaScript. Some methods modify the array object while the others do not. The methods that modify the array object are called as mutator methods. <text:s/></text:p>
      <text:p text:style-name="P4"/>
      <text:p text:style-name="P3">The following are the examples of non-mutator methods</text:p>
      <text:list xml:id="list5573867833552970328" text:style-name="L1">
        <text:list-item>
          <text:p text:style-name="P5">contains</text:p>
        </text:list-item>
        <text:list-item>
          <text:p text:style-name="P5">indexOf</text:p>
        </text:list-item>
        <text:list-item>
          <text:p text:style-name="P5">lastIndexOf</text:p>
        </text:list-item>
      </text:list>
      <text:p text:style-name="P4"/>
      <text:p text:style-name="P3">The following are the examples of mutator methods</text:p>
      <text:list xml:id="list1663134495339429963" text:style-name="L2">
        <text:list-item>
          <text:p text:style-name="P6">push</text:p>
        </text:list-item>
        <text:list-item>
          <text:p text:style-name="P6">pop</text:p>
        </text:list-item>
        <text:list-item>
          <text:p text:style-name="P6">shift</text:p>
        </text:list-item>
        <text:list-item>
          <text:p text:style-name="P6"><text:s/>unshift</text:p>
        </text:list-item>
        <text:list-item>
          <text:p text:style-name="P6">reverse</text:p>
        </text:list-item>
        <text:list-item>
          <text:p text:style-name="P6">sort</text:p>
        </text:list-item>
        <text:list-item>
          <text:p text:style-name="P6"><text:soft-page-break/>splice</text:p>
        </text:list-item>
      </text:list>
      <text:p text:style-name="P4"/>
      <text:p text:style-name="P4"><text:span text:style-name="T1">Rest parameters ... =&gt; </text:span><text:s/>A function can be called with any number of arguments, no matter how it is defined.</text:p>
      <text:p text:style-name="P4"/>
      <text:p text:style-name="P4"><text:span text:style-name="T1">Rest parameters ... =&gt;</text:span> It is a collection of all remaining elements into an array.</text:p>
      <text:p text:style-name="P4"/>
      <text:p text:style-name="P4"><text:span text:style-name="T1">Rest Parameters ... =&gt; </text:span>Rest parameters help us to pass an infinite number of function arguments.</text:p>
      <text:p text:style-name="P4"/>
      <text:p text:style-name="P4"><text:span text:style-name="T1">three dots ... =&gt; </text:span>gather the remaining parameters into an array. </text:p>
      <text:list xml:id="list1947115391947037448" text:style-name="L3">
        <text:list-item>
          <text:p text:style-name="P7">rest parameters must be always be last.</text:p>
        </text:list-item>
        <text:list-item>
          <text:p text:style-name="P7">if you see (…) on the function parameters then it is rest parameters.</text:p>
        </text:list-item>
      </text:list>
      <text:p text:style-name="P4">function rest(a, ...Arg){} <text:s/><text:span text:style-name="T1">...rest must always be last.</text:span></text:p>
      <text:p text:style-name="P4"/>
      <text:p text:style-name="P4"><text:span text:style-name="T1">Spread Operator […spread] =&gt;</text:span> It’s the opposite to rest parameter , where rest parameter collects items into an array, the spread operator unpacks the collected elements into single elements.</text:p>
      <text:p text:style-name="P4"/>
      <text:p text:style-name="P4"><text:span text:style-name="T1">Spread operator = &gt;</text:span> Spread operator helps us to expand the strings or array literals or object literals.</text:p>
      <text:p text:style-name="P4"/>
      <text:p text:style-name="P4">const group1 = [1,2,3];</text:p>
      <text:p text:style-name="P4">const group2 = [4,5,6];</text:p>
      <text:p text:style-name="P4">const allGroups = [...group1,...group2]; // [1,2,3,4,5,6]</text:p>
      <text:p text:style-name="P4"/>
      <text:p text:style-name="P4">function sum(a,b,c){</text:p>
      <text:p text:style-name="P4"><text:s text:c="6"/>return a+b+c;</text:p>
      <text:p text:style-name="P4">}</text:p>
      <text:p text:style-name="P4">const nums = [1,2,3];</text:p>
      <text:p text:style-name="P4">sum(...nums) //function call</text:p>
      <text:p text:style-name="P4"/>
      <text:list xml:id="list3418879932237015077" text:style-name="L4">
        <text:list-item>
          <text:p text:style-name="P8">If you see (…) dots on the function calls then it is spread, operator.</text:p>
        </text:list-item>
        <text:list-item>
          <text:p text:style-name="P8"><text:s/>spread operator helps us to create the copies.</text:p>
        </text:list-item>
        <text:list-item>
          <text:p text:style-name="P8">Spread operator helps us to Combine Arrays.</text:p>
        </text:list-item>
        <text:list-item>
          <text:p text:style-name="P8">if you see (…) on the function parameters then it is rest parameters.</text:p>
          <text:p text:style-name="P8"/>
        </text:list-item>
      </text:list>
      <text:p text:style-name="P4"><text:span text:style-name="T1">Array.every() =&gt;</text:span> The every( ) method executes the callback function on each element present in the array and returns false immediately if at least one element fails the test condition otherwise, it returns true.</text:p>
      <text:p text:style-name="P4"/>
      <text:p text:style-name="P4">Important points</text:p>
      <text:p text:style-name="P4">const <text:span text:style-name="T1">numbers</text:span> = [2,4,6,8,10];</text:p>
      <text:p text:style-name="P4">numbers.every(number =&gt; number % 2 === 0) // true</text:p>
      <text:p text:style-name="P4">const <text:span text:style-name="T1">allnumbers</text:span> = [1,2,3,4,5,6,7,8,9,10];</text:p>
      <text:p text:style-name="P4">console.log(numbers.every(number =&gt; number % 2 === 0)) // false</text:p>
      <text:p text:style-name="P4"/>
      <text:p text:style-name="P4"><text:span text:style-name="T1">The every()</text:span> method only returns true if all elements in the array passes the test condition.</text:p>
      <text:p text:style-name="P4"><text:span text:style-name="T1">The every()</text:span> method returns false if atleast one element in the array fails the test condition.</text:p>
      <text:p text:style-name="P4"/>
      <text:p text:style-name="P4"><text:span text:style-name="T1">Array.some()=&gt; </text:span>The some( ) method executes the callback function on each element present in the array and returns true immediately if at least one element passes the test condition otherwise it returns false.</text:p>
      <text:p text:style-name="P4">const users = [</text:p>
      <text:p text:style-name="P4"><text:soft-page-break/><text:s text:c="4"/>{ id:1,user:"gowtham"},</text:p>
      <text:p text:style-name="P4"><text:s text:c="4"/>{id:2,user:"king"},</text:p>
      <text:p text:style-name="P4"><text:s text:c="4"/>{id:3,user:"nick"},</text:p>
      <text:p text:style-name="P4">]</text:p>
      <text:p text:style-name="P4"/>
      <text:p text:style-name="P4"><text:span text:style-name="T1">indexOf() <text:s/>=&gt;</text:span> indexOf() is an inbuilt function in JavaScript which is used to return the index of the element if found in the given array otherwise it returns -1.</text:p>
      <text:p text:style-name="P4"/>
      <text:p text:style-name="P4">console.log(users.some(user=&gt;user.id === 2)) // <text:s/>true</text:p>
      <text:p text:style-name="P4">console.log(users.some(user=&gt;user.id === 10)) // <text:s/>false<text:tab/></text:p>
      <text:p text:style-name="P4"/>
      <text:p text:style-name="P4"><text:span text:style-name="T1">Map =&gt; </text:span>Map is a collection of elements where each element is stored as a Key, value pair. Map object can hold both objects and primitive values as either key or value. </text:p>
      <text:p text:style-name="P4"/>
      <text:p text:style-name="P4">When we iterate over the map object it returns the key,value pair in the same order as inserted.</text:p>
      <text:p text:style-name="P4"><text:span text:style-name="T1">Map.prototype.size <text:s/>=&gt;</text:span> It returns the number of elements or the key-value pairs in the map.</text:p>
      <text:p text:style-name="P4"/>
      <text:p text:style-name="P4"><text:span text:style-name="T1">Map.prototype.set() =&gt;</text:span> It adds the key and value to the Map Object.</text:p>
      <text:p text:style-name="P4"/>
      <text:p text:style-name="P4">Map.prototype.has() <text:span text:style-name="T1">=&gt; It return a boolean value depending on whether the specified key is present </text:span>or not</text:p>
      <text:p text:style-name="P4"/>
      <text:p text:style-name="P4"><text:span text:style-name="T1">Map.prototype.get()</text:span> <text:s/><text:span text:style-name="T1">=&gt;</text:span>It returns the value of the corresponding key.</text:p>
      <text:p text:style-name="P4"/>
      <text:p text:style-name="P4"><text:span text:style-name="T1">Map.prototype.delete() <text:s/>=&gt;</text:span> It delete’s both the key as well as a value from the map.</text:p>
      <text:p text:style-name="P4"/>
      <text:p text:style-name="P4"><text:span text:style-name="T1">Map.prototype.clear() =&gt;</text:span> Removes all the elements from the Map object</text:p>
      <text:p text:style-name="P4"/>
      <text:p text:style-name="P4">var map1 = new Map(); </text:p>
      <text:p text:style-name="P4"/>
      <text:p text:style-name="P4">map1.set("first name", "sumit"); <text:s/>// adding some elements to the map </text:p>
      <text:p text:style-name="P4">map1.set("website", "geeksforgeeks").set("friend 1","gourav").set("friend 2","sourav"); </text:p>
      <text:p text:style-name="P4">map1.has("website");</text:p>
      <text:p text:style-name="P4">map1.get("website");</text:p>
      <text:p text:style-name="P4">map1.delete("website")</text:p>
      <text:p text:style-name="P4">map1.clear(); </text:p>
      <text:p text:style-name="P4"/>
      <text:p text:style-name="P4"><text:span text:style-name="T1">Map.prototype.entries() =&gt;</text:span> It returns an iterator object that contains key/value pair for each element present in the Map object.</text:p>
      <text:p text:style-name="P4">map1.entries();</text:p>
      <text:p text:style-name="P4"/>
      <text:p text:style-name="P4"><text:span text:style-name="T1">Map.prototype.keys() =&gt;</text:span>It returns an iterator object which contains all the keys present in the Map Object.</text:p>
      <text:p text:style-name="P4">map1.keys();</text:p>
      <text:p text:style-name="P4"/>
      <text:p text:style-name="P4"><text:span text:style-name="T1">Map.prototype.values() =&gt; </text:span>It returns an iterator object which contains all the values present in the Map Object.</text:p>
      <text:p text:style-name="P4">map1.values();</text:p>
      <text:p text:style-name="P4"/>
      <text:p text:style-name="P4"><text:span text:style-name="T1">two-dimensional =&gt;</text:span> The two-dimensional array is a collection of items which share a common name and they are organized as a matrix in the form of rows and columns.</text:p>
      <text:p text:style-name="P4"><text:soft-page-break/><text:s/>The two-dimensional array is an array of arrays, so we create an array of one-dimensional array objects.</text:p>
      <text:p text:style-name="P4"/>
      <text:p text:style-name="P4"><text:span text:style-name="T1">Arrow functions <text:s/>=&gt;</text:span> Arrow functions do not have their own this, do not have prototypes, cannot be used for constructors, and should not be used as object methods.</text:p>
      <text:p text:style-name="P4"/>
      <text:p text:style-name="P4">When you use an arrow function, the value of this is not rebound inside of that function. It is just inherited form whatever the parent scope is.</text:p>
      <text:p text:style-name="P4"/>
      <text:p text:style-name="P4"><text:span text:style-name="T1">1 click handlers =&gt;</text:span> Remember =&gt; if you use an arrow function, the keyword this is not bound to that element. If we use a regular function, the keyword this will be bound to the element we clicked!</text:p>
      <text:p text:style-name="P4"/>
      <text:p text:style-name="P4">const button = document.querySelector('#pushy');</text:p>
      <text:p text:style-name="P4">button.addEventListener('click', () =&gt; {</text:p>
      <text:p text:style-name="P4"><text:s text:c="4"/>this.classList.toggle('on');</text:p>
      <text:p text:style-name="P4">})</text:p>
      <text:p text:style-name="P4"/>
      <text:p text:style-name="P4">const button = document.querySelector('#pushy');</text:p>
      <text:p text:style-name="P4">button.addEventListener('click', () =&gt; {</text:p>
      <text:p text:style-name="P4"><text:s text:c="4"/>console.log(this); // Window!</text:p>
      <text:p text:style-name="P4"><text:s text:c="4"/>this.classList.toggle('on');</text:p>
      <text:p text:style-name="P4">});</text:p>
      <text:p text:style-name="P4"/>
      <text:p text:style-name="P4"><text:span text:style-name="T1">following =&gt; </text:span>Why? Because when you have an arrow function, it does not change the value of this. It inherits the value of this from the parent. </text:p>
      <text:p text:style-name="P4">const box = document.querySelector('.box');</text:p>
      <text:p text:style-name="P4">box.addEventListener('click', function() {</text:p>
      <text:p text:style-name="P4"><text:s text:c="4"/>this.classList.toggle('opening');</text:p>
      <text:p text:style-name="P4"><text:s text:c="4"/>setTimeout(() =&gt; {</text:p>
      <text:p text:style-name="P4"><text:s text:c="7"/>console.log(this);</text:p>
      <text:p text:style-name="P4"><text:s text:c="7"/>this.classList.toggle('open'); </text:p>
      <text:p text:style-name="P4"><text:s text:c="4"/>});</text:p>
      <text:p text:style-name="P4">});</text:p>
      <text:p text:style-name="P4"/>
      <text:p text:style-name="P4"><text:span text:style-name="T1"><text:s/>Object Methods =&gt; <text:s/></text:span><text:s/>when you need a method to bind to an object.when using an arrow function this is not bound to anything and it just inherits it from the parent scope which in this case is the window.</text:p>
      <text:p text:style-name="P4"><text:s text:c="2"/>const person = { <text:s text:c="3"/>points: 23,</text:p>
      <text:p text:style-name="P4"><text:s text:c="4"/>score: () =&gt; {</text:p>
      <text:p text:style-name="P4"><text:s text:c="8"/>this.points++;</text:p>
      <text:p text:style-name="P4"><text:s text:c="4"/>}</text:p>
      <text:p text:style-name="P4">}</text:p>
      <text:p text:style-name="P4"><text:s/>const person = { <text:s text:c="3"/>points: 23,</text:p>
      <text:p text:style-name="P4"><text:s text:c="4"/>score: function() <text:s/>{</text:p>
      <text:p text:style-name="P4"><text:s text:c="8"/>this.points++;</text:p>
      <text:p text:style-name="P4"><text:s text:c="4"/>}</text:p>
      <text:p text:style-name="P4">}</text:p>
      <text:p text:style-name="P4"><text:s/><text:span text:style-name="T1"><text:s/>Prototype Methods =&gt;</text:span> we’ll talk about when you need to add a prototype method.</text:p>
      <text:p text:style-name="P4"><text:s/>class Car {</text:p>
      <text:p text:style-name="P4"><text:s text:c="4"/>constructor(make, colour) {</text:p>
      <text:p text:style-name="P4"><text:s text:c="8"/>this.make = make;</text:p>
      <text:p text:style-name="P4"><text:soft-page-break/><text:s text:c="8"/>this.colour = colour;</text:p>
      <text:p text:style-name="P4"><text:s text:c="4"/>}</text:p>
      <text:p text:style-name="P4">}</text:p>
      <text:p text:style-name="P4">cars = new Car('Tata','brown');</text:p>
      <text:p text:style-name="P4">Car.prototype.summarize = () =&gt; {</text:p>
      <text:p text:style-name="P4"><text:s text:c="4"/>return `This car is a ${this.make} in the colour ${this.colour}`; <text:s/></text:p>
      <text:p text:style-name="P4">};</text:p>
      <text:p text:style-name="P4"/>
      <text:p text:style-name="P4">console.log(cars.summarize()) // This car is a undefined in the colour undefined</text:p>
      <text:p text:style-name="P4"><text:s/></text:p>
      <text:p text:style-name="P3">How to write function ES5</text:p>
      <text:p text:style-name="P4"/>
      <text:p text:style-name="P4">function Inheritance(a, b, c) {</text:p>
      <text:p text:style-name="P4"><text:s text:c="2"/>Func.call(this, a, b)</text:p>
      <text:p text:style-name="P4"><text:s text:c="2"/>this.c = c</text:p>
      <text:p text:style-name="P4">}</text:p>
      <text:p text:style-name="P4">Inheritance.prototype = Object.create(Func.prototype)</text:p>
      <text:p text:style-name="P4">Inheritance.prototype.getProduct = function() {</text:p>
      <text:p text:style-name="P4"><text:s text:c="2"/>return this.a * this.b * this.c</text:p>
      <text:p text:style-name="P4">}</text:p>
      <text:p text:style-name="P4">var y = new Inheritance(3, 4, 5)</text:p>
      <text:p text:style-name="P4"/>
      <text:p text:style-name="P3">How to write function ES6</text:p>
      <text:p text:style-name="P4"/>
      <text:p text:style-name="P4">class Inheritance extends Func {</text:p>
      <text:p text:style-name="P4"><text:s text:c="2"/>constructor(a, b, c) {</text:p>
      <text:p text:style-name="P4"><text:s text:c="4"/>super(a, b)</text:p>
      <text:p text:style-name="P4"><text:s text:c="4"/>this.c = c</text:p>
      <text:p text:style-name="P4"><text:s text:c="2"/>}</text:p>
      <text:p text:style-name="P4"><text:s text:c="2"/>getProduct() {</text:p>
      <text:p text:style-name="P4"><text:s text:c="4"/>return this.a * this.b * this.c</text:p>
      <text:p text:style-name="P4"><text:s text:c="2"/>}</text:p>
      <text:p text:style-name="P4">}</text:p>
      <text:p text:style-name="P4">let y = new Inheritance(3, 4, 5)</text:p>
      <text:p text:style-name="P4">y.getProduct() // 60</text:p>
      <text:p text:style-name="P4"/>
      <text:p text:style-name="P3">How to write function ES6</text:p>
      <text:p text:style-name="P4"/>
      <text:p text:style-name="P4">let func = a =&gt; a + a</text:p>
      <text:p text:style-name="P4">let obj = {}</text:p>
      <text:p text:style-name="P4">let x = 0</text:p>
      <text:p text:style-name="P4"/>
      <text:p text:style-name="P4"><text:span text:style-name="T1">export</text:span> { func, obj, x }</text:p>
      <text:p text:style-name="P4"><text:span text:style-name="T1">import</text:span> { func, obj, x } from './export.js'</text:p>
      <text:p text:style-name="P4"/>
      <text:p text:style-name="P4"><text:span text:style-name="T1">Sets =&gt; </text:span>Sets are a new object type that allow to create collections of unique values. <text:s/>The values in a set can be either simple primitives like strings or integers, but more complex object types like object literals or arrays can also be part of a set.</text:p>
      <text:p text:style-name="P4"/>
      <text:p text:style-name="P3">template strings ${}, or template literals${} in ES6 ${}</text:p>
      <text:p text:style-name="P4"><text:span text:style-name="T1">Parameters =&gt; </text:span>Parameters are variables listed as a part of the function definition.</text:p>
      <text:p text:style-name="P4"><text:soft-page-break/><text:span text:style-name="T1">Arguments =&gt; </text:span>Arguments are values passed to the function when it is invoked.</text:p>
      <text:p text:style-name="P4"/>
      <text:p text:style-name="P4"><text:span text:style-name="T1">findIndex() =&gt; </text:span>The findIndex() method returns the index of the first element in the array. Otherwise, it returns -1.</text:p>
      <text:p text:style-name="P4"/>
      <text:p text:style-name="P4"><text:span text:style-name="T1">findIndex() =&gt; </text:span>expects a callback as first parameter. Use this if you need the index in arrays with non-primitive types (e.g. objects).</text:p>
      <text:p text:style-name="P4">var ages = [18, 15, 20, 17,14, 14,20];</text:p>
      <text:p text:style-name="P4">function findIndex(arg){</text:p>
      <text:p text:style-name="P4"><text:tab/>return <text:s/>arg &gt; 15</text:p>
      <text:p text:style-name="P4">}</text:p>
      <text:p text:style-name="P4">console.log(ages.findIndex(findIndex))</text:p>
      <text:p text:style-name="P4"/>
      <text:p text:style-name="P4">returAge = ages.findIndex(arg =&gt; arg &gt; 17 )</text:p>
      <text:p text:style-name="P4">console.log(returAge)</text:p>
      <text:p text:style-name="P4"/>
      <text:p text:style-name="P4"/>
      <text:p text:style-name="P4"><text:span text:style-name="T1">indexOf() =&gt; </text:span>expects a callback as first parameter. It is a good choice to find the index in arrays of primitive types (like string, number, or boolean).</text:p>
      <text:p text:style-name="P4"/>
      <text:p text:style-name="P4"><text:span text:style-name="T1">Promises =&gt; </text:span>Promises are used to handle asynchronous operations in JavaScript. They are easy to manage when dealing with multiple asynchronous operations.</text:p>
      <text:p text:style-name="P3">Benefits of Promises</text:p>
      <text:list xml:id="list5457563084090592523" text:style-name="L5">
        <text:list-item>
          <text:p text:style-name="P9">Improves Code Readability</text:p>
        </text:list-item>
        <text:list-item>
          <text:p text:style-name="P9">Better handling of asynchronous operations</text:p>
        </text:list-item>
        <text:list-item>
          <text:p text:style-name="P9">Better Error Handling</text:p>
        </text:list-item>
      </text:list>
      <text:p text:style-name="P4"/>
      <text:p text:style-name="P3">A Promise has four states:</text:p>
      <text:list xml:id="list5472300960197070409" text:style-name="L6">
        <text:list-item>
          <text:p text:style-name="P10">fulfilled: Action related to the promise succeeded</text:p>
        </text:list-item>
        <text:list-item>
          <text:p text:style-name="P10">rejected: Action related to the promise failed</text:p>
        </text:list-item>
        <text:list-item>
          <text:p text:style-name="P10">pending: Promise is still pending i.e not fulfilled or rejected yet</text:p>
        </text:list-item>
        <text:list-item>
          <text:p text:style-name="P10">settled: Promise has fulfilled or rejected</text:p>
        </text:list-item>
      </text:list>
      <text:p text:style-name="P4"/>
      <text:p text:style-name="P4"><text:span text:style-name="T1">Parameters =&gt; </text:span>Promise constructor takes only one argument,a callback function. Callback function takes two arguments, resolve and reject.</text:p>
      <text:p text:style-name="P4"/>
      <text:p text:style-name="P4"><text:span text:style-name="T1">then</text:span>() =&gt; <text:span text:style-name="T1">then</text:span>() method takes two functions as parameters.</text:p>
      <text:p text:style-name="P4"/>
      <text:p text:style-name="P4">First function is executed if promise is resolved and a result is received.</text:p>
      <text:p text:style-name="P4">Second function is executed if promise is rejected and an error is received.</text:p>
      <text:p text:style-name="P4"/>
      <text:p text:style-name="P4">.then(function(result){</text:p>
      <text:p text:style-name="P4"><text:s text:c="6"/>}, function(error){</text:p>
      <text:p text:style-name="P4"><text:s text:c="5"/>})</text:p>
      <text:p text:style-name="P4"><text:span text:style-name="T1">catch() =&gt;</text:span> catch() is invoked when a promise is either rejected or some error has occured in execution. </text:p>
      <text:p text:style-name="P4"/>
      <text:p text:style-name="P4"><text:span text:style-name="T1">catch() =&gt; <text:s/></text:span>method takes one function as parameter. Function to handle errors or promise rejections</text:p>
      <text:p text:style-name="P4">.catch(function(error){</text:p>
      <text:p text:style-name="P4"><text:s text:c="8"/>//handle error</text:p>
      <text:p text:style-name="P4"><text:s text:c="2"/>})</text:p>
      <text:p text:style-name="P3"><text:soft-page-break/>What is null?</text:p>
      <text:p text:style-name="P4"><text:span text:style-name="T1">Null =&gt;</text:span> Null means an empty or non-existent value. Null is assigned, and explicitly means nothing. null is also an object. </text:p>
      <text:p text:style-name="P4"/>
      <text:p text:style-name="P4">There are two features of null you should understand:</text:p>
      <text:list xml:id="list6348479959960129098" text:style-name="L7">
        <text:list-item>
          <text:p text:style-name="P11">null is an empty or non-existent value.</text:p>
        </text:list-item>
        <text:list-item>
          <text:p text:style-name="P11">null must be assigned.</text:p>
        </text:list-item>
      </text:list>
      <text:p text:style-name="P4"/>
      <text:p text:style-name="P4"><text:span text:style-name="T1">Undefined =&gt;</text:span> Undefined means a variable has been declared, but the value of that variable has not yet been defined. For example:</text:p>
      <text:p text:style-name="P4"/>
      <text:p text:style-name="P3">Summary: -</text:p>
      <text:list xml:id="list2088973459571497132" text:style-name="L8">
        <text:list-item>
          <text:p text:style-name="P12">null is an assigned value. It means nothing.</text:p>
        </text:list-item>
        <text:list-item>
          <text:p text:style-name="P12">undefined means a variable has been declared but not defined yet.</text:p>
        </text:list-item>
        <text:list-item>
          <text:p text:style-name="P12">null is an object. undefined is of type undefined.</text:p>
        </text:list-item>
        <text:list-item>
          <text:p text:style-name="P12">null !== undefined but null == undefined.</text:p>
        </text:list-item>
      </text:list>
      <text:p text:style-name="P4"/>
      <text:p text:style-name="P4"><text:s/>When value is not assigned in array or object.</text:p>
      <text:p text:style-name="P4"><text:s/>let numArray = [1,2, ,4];</text:p>
      <text:p text:style-name="P4">console.log(numArray); //[1, 2, empty, 4]</text:p>
      <text:p text:style-name="P4"/>
      <text:p text:style-name="P4">An async function returns a promise. When you want to call this function you prepend await, and the calling code will stop until the promise is resolved or rejected. </text:p>
      <text:p text:style-name="P14"/>
      <text:p text:style-name="P1">JSON.stringify to convert objects into JSON.</text:p>
      <text:p text:style-name="P2"><text:span text:style-name="T1">JSON.stringify() </text:span>takes a JavaScript object and transforms it into a JSON string.JSON.stringify() can take two additional arguments, the first one being a replacer function and the second a String or Number value to use as a space in the returned string.</text:p>
      <text:p text:style-name="P2">const user = {id: 229,name: 'John',email:'john@awesome.com'};</text:p>
      <text:p text:style-name="P13">function replaces(key,value){</text:p>
      <text:p text:style-name="P13"><text:tab/>if(key == 'email'){</text:p>
      <text:p text:style-name="P13"><text:tab/><text:tab/>return 'ashok.its1@gmail.com';</text:p>
      <text:p text:style-name="P13"><text:tab/>}else{</text:p>
      <text:p text:style-name="P13"><text:tab/>return value;</text:p>
      <text:p text:style-name="P13"><text:tab/>}</text:p>
      <text:p text:style-name="P13">}</text:p>
      <text:p text:style-name="P2"><text:span text:style-name="T1">newUser</text:span> = JSON.stringify(user,replaces);</text:p>
      <text:p text:style-name="P2">console.log(newUser) <text:s/><text:span text:style-name="T1">{"id":229,"name":"John","email":"ashok.its1@gmail.com"}</text:span></text:p>
      <text:p text:style-name="P1"/>
      <text:p text:style-name="P2"><text:span text:style-name="T1">DOMContentLoaded =&gt; </text:span>DOMContentLoaded event is fired when the initial HTML document has been completely loaded and parsed, without waiting for stylesheets, images, and subframes to finish loading. </text:p>
      <text:p text:style-name="P2"><text:soft-page-break/><text:span text:style-name="T1">What is a Web Worker? =&gt; </text:span><text:span text:style-name="T2">When executing scripts in an HTML page, the page becomes unresponsive until the script is finished.</text:span></text:p>
      <text:p text:style-name="P1">What is HTML Web Storage?</text:p>
      <text:p text:style-name="P2">With web storage, web applications can store data locally within the user's browser.</text:p>
      <text:p text:style-name="P2">Before HTML5, application data had to be stored in cookies, included in every server request. Web storage is more secure, and large amounts of data can be stored locally, without affecting website performance.</text:p>
      <text:p text:style-name="P2">Unlike cookies, the storage limit is far larger (at least 5MB) and information is never transferred to the server.</text:p>
      <text:p text:style-name="P2">Web storage is per origin (per domain and protocol). All pages, from one origin, can store and access the same data.</text:p>
      <text:p text:style-name="P2"><text:span text:style-name="T1">sessionStorage</text:span>, <text:span text:style-name="T1">localStorage</text:span> and <text:span text:style-name="T1">Cookies</text:span> all are used to store data on the client side. Each one has its own storage and expiration limit. sessionStorage: similar to localStorage but expires when the browser closed (not the tab). Cookie: stores data that has to be sent back to the server with subsequent requests.</text:p>
      <text:p text:style-name="P2"><text:span text:style-name="T1">Document Object Model =&gt;</text:span> The Document Object Model (DOM) is a programming API for HTML and XML documents. It defines the logical structure of documents and the way a document is accessed and manipulated.</text:p>
      <text:p text:style-name="P2"><text:span text:style-name="T1">Document Object Model =&gt; </text:span><text:span text:style-name="T2">The Document Object Model (DOM) is a programming interface for HTML and XML documents. It represents the page so that programs can change the document structure, style, and content. The DOM represents the document as nodes and objects.</text:span></text:p>
      <text:p text:style-name="P1"/>
      <text:p text:style-name="P1"><text:span text:style-name="T1">What is DOM? =&gt; </text:span>The Document Object Model (DOM) is a programming API for HTML and XML documents. It defines the logical structure of documents and the way a document is accessed and manipulated.</text:p>
      <text:p text:style-name="P2"><text:span text:style-name="T1">What is a Web Worker? =&gt; </text:span>A web worker is a JavaScript that runs in the background, independently of other scripts, without affecting the performance of the page. You can continue to do whatever you want: clicking, selecting things, etc., while the web worker runs in the background.</text:p>
      <text:p text:style-name="P2"><text:span text:style-name="T1">What is HTML Web Storage? =&gt; <text:s/></text:span>With web storage, web applications can store data locally within the user's browser. Before HTML5, application data had to be stored in cookies, included in every server request. </text:p>
      <text:p text:style-name="P2">Web storage is more secure, and large amounts of data can be stored locally, without affecting website performance.</text:p>
      <text:p text:style-name="P1">What is HTML Web Storage?</text:p>
      <text:p text:style-name="P2"><text:soft-page-break/>The Window sessionStorage() property is used for saving key/value pairs in a web browser. It stores the key/value pairs in a browser forone session (the data is deleted when the browser tab is closed).</text:p>
      <text:p text:style-name="P1">window.sessionStorage</text:p>
      <text:p text:style-name="P2">sessionStorage.setItem("key", "value");</text:p>
      <text:p text:style-name="P2">var lastname = sessionStorage.getItem("key");</text:p>
      <text:p text:style-name="P2">sessionStorage.removeItem("key");</text:p>
      <text:p text:style-name="P2">sessionStorage.clear();</text:p>
      <text:p text:style-name="P2"><text:span text:style-name="T1">Why use Pipes?</text:span></text:p>
      <text:p text:style-name="P2">Sometimes, the data is not displayed in the well format on the HTML templates that times were using pipes.</text:p>
      <text:p text:style-name="P1">What Is PipeTransform interface?</text:p>
      <text:p text:style-name="P2">The Pipe class implements the PipeTransform interface that accepts input value (It is optional parameters) and returns the transformed value.</text:p>
      <text:p text:style-name="P1">What Is Impure Pipe?</text:p>
      <text:p text:style-name="P2">Angular executes an impure pipe during every component change detection cycle. An impure pipe is called often, as often as every keystroke or mouse-move.</text:p>
      <text:p text:style-name="P2"><text:span text:style-name="T1">str.trim() =&gt; </text:span>str.trim() function is used to remove the white spaces from both the ends of the given string.</text:p>
      <text:p text:style-name="P2"><text:span text:style-name="T1">str.trimLeft() =&gt;</text:span> str.trimLeft() function is used to remove the white spaces from the start of the given string.</text:p>
      <text:p text:style-name="P2"><text:span text:style-name="T1">str.trimRight() =&gt;</text:span> str.trimRight() function is used to remove the white spaces from the end of the given string.</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60</meta:editing-cycles>
    <meta:creation-date>2017-06-16T11:30:00</meta:creation-date>
    <dc:date>2019-06-15T15:22:42.60</dc:date>
    <meta:editing-duration>PT1H52M45S</meta:editing-duration>
    <meta:generator>OpenOffice/4.1.3$Win32 OpenOffice.org_project/413m1$Build-9783</meta:generator>
    <meta:print-date>2018-01-22T13:59:36.07</meta:print-date>
    <meta:document-statistic meta:table-count="0" meta:image-count="0" meta:object-count="0" meta:page-count="10" meta:paragraph-count="295" meta:word-count="2686" meta:character-count="170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